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1cm" fo:margin-left="0.067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8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9" style:family="paragraph" style:parent-style-name="Standard">
      <style:text-properties officeooo:paragraph-rsid="000ff752"/>
    </style:style>
    <style:style style:name="P10" style:family="paragraph" style:parent-style-name="Standard">
      <style:text-properties fo:font-weight="bold" officeooo:paragraph-rsid="000ff752" style:font-weight-asian="bold" style:font-weight-complex="bold"/>
    </style:style>
    <style:style style:name="P11" style:family="paragraph" style:parent-style-name="Standard2">
      <style:text-properties fo:font-weight="bold" style:font-weight-asian="bold" style:font-weight-complex="bold"/>
    </style:style>
    <style:style style:name="P12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f752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4424128" text:id="ct74424128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75023632" text:id="ct7502363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74439456" text:id="ct74439456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75023824" text:id="ct75023824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75016896" text:id="ct75016896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74443120" text:id="ct7444312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74442464" text:id="ct74442464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75045248" text:id="ct75045248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75079392" text:id="ct7507939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75100368" text:id="ct75100368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75066480" text:id="ct7506648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75044768" text:id="ct75044768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xml:id="ct58092800" text:id="ct5809280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75223808" text:id="ct75223808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75203200" text:id="ct7520320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75012288" text:id="ct750122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75064096" text:id="ct7506409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75132512" text:id="ct7513251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74400912" text:id="ct7440091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75247728" text:id="ct75247728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75042976" text:id="ct7504297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74399504" text:id="ct7439950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75267936" text:id="ct75267936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éance du <text:change-start text:change-id="ct74424128"/>self.Title()<text:change-end text:change-id="ct74424128"/></text:p>
      <text:p text:style-name="P8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office:annotation><dc:date>2007-09-24T00:00:00</dc:date><text:p>do row for item in self.adapted().getPrintableItems(itemUids, privacy='public', oralQuestion=False)</text:p></office:annotation><text:change-start text:change-id="ct75023632"/>item.getItemNumber(relativeTo='meeting', <text:span text:style-name="T2">for_display=True</text:span>)<text:change-end text:change-id="ct75023632"/>. <text:change-start text:change-id="ct74439456"/>item.Title()<text:change-end text:change-id="ct74439456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office:annotation><dc:date>2007-09-24T00:00:00</dc:date><text:p>do row for item in self.adapted().getPrintableItems(itemUids, privacy='secret', oralQuestion=False)</text:p></office:annotation><text:change-start text:change-id="ct75023824"/>item.getItemNumber(relativeTo='meeting', <text:span text:style-name="T2">for_display=True</text:span>)<text:change-end text:change-id="ct75023824"/>. <text:change-start text:change-id="ct75016896"/>item.Title()<text:change-end text:change-id="ct75016896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7">do text if self.getObservations()</text:span></text:p><text:p text:style-name="P14"><text:span text:style-name="T7">from xhtml(view.printXhtml(self, self.getObservations()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74443120"/>item.displayValue(item.listCategories(), item.getCategory())<text:change-end text:change-id="ct74443120"/></text:p>
              <text:p text:style-name="P3"><text:change-start text:change-id="ct74442464"/>item.Title()<text:change-end text:change-id="ct74442464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7">OBJET N°<text:change-start text:change-id="ct75045248"/>item.getItemNumber(relativeTo='meeting', <text:span text:style-name="T2">for_display=True</text:span>)<text:change-end text:change-id="ct75045248"/> : <text:change-start text:change-id="ct75079392"/>item.Title()<text:change-end text:change-id="ct7507939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75100368"/>item.displayValue(item.listCategories(), item.getCategory())<text:change-end text:change-id="ct75100368"/></text:p>
              <text:p text:style-name="P3"><text:change-start text:change-id="ct75066480"/>item.Title()<text:change-end text:change-id="ct75066480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7">do text</text:span></text:p><text:p text:style-name="P14"><text:span text:style-name="T7">from xhtml(view.printXhtml(item, item.getObservations()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10">OBJET N°<text:change-start text:change-id="ct75044768"/>item.getItemNumber(relativeTo='meeting', <text:span text:style-name="T2">for_display=True</text:span>)<text:change-end text:change-id="ct75044768"/> : <text:change-start text:change-id="ct58092800"/>item.Title()<text:change-end text:change-id="ct58092800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printXhtml(item, item.getObservations()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75223808"/>self.getSignatures().split('\n')[0]<text:change-end text:change-id="ct75223808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75203200"/>self.getSignatories(theObjects=True)[1].getGender()=='m' and 'Le' or 'La'<text:change-end text:change-id="ct75203200"/> <office:annotation><dc:creator>Gauthier Bastien</dc:creator><dc:date>2013-01-17T15:13:33</dc:date><text:p text:style-name="P14"><text:span text:style-name="T3">do text if not self.getSignatures()</text:span></text:p></office:annotation><text:change-start text:change-id="ct75012288"/>self.getSignatories(theObjects=True)<text:soft-page-break/>[1].getDuty()<text:change-end text:change-id="ct75012288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75064096"/>self.getSignatures().split('\n')[2]<text:change-end text:change-id="ct75064096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75132512"/>self.getSignatories(theObjects=True)[0].getGender()=='m' and 'Le' or 'La'<text:change-end text:change-id="ct75132512"/> <office:annotation><dc:creator>Gauthier Bastien</dc:creator><dc:date>2013-01-17T15:13:33</dc:date><text:p text:style-name="P14"><text:span text:style-name="T3">do text if not self.getSignatures()</text:span></text:p></office:annotation><text:change-start text:change-id="ct74400912"/>self.getSignatories(theObjects=True)<text:soft-page-break/>[0].getDuty()<text:change-end text:change-id="ct74400912"/></text:p>
          </table:table-cell>
        </table:table-row>
        <table:table-row>
          <table:table-cell table:style-name="Tableau7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7.A1" office:value-type="string">
            <text:p text:style-name="P12"/>
          </table:table-cell>
        </table:table-row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75247728"/>self.getSignatures().split('\n')[1]<text:change-end text:change-id="ct75247728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75042976"/>self.getSignatories(theObjects=True)[1].Title()<text:change-end text:change-id="ct75042976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4">do text if self.getSignatures()</text:span></text:p></office:annotation><text:change-start text:change-id="ct74399504"/>self.getSignatures().split('\n')[3]<text:change-end text:change-id="ct74399504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75267936"/>self.getSignatories(theObjects=True)[0].Title()<text:change-end text:change-id="ct7526793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6-03-21T13:45:32.018457745</dc:date>
    <meta:print-date>2011-04-06T15:03:00</meta:print-date>
    <meta:editing-cycles>87</meta:editing-cycles>
    <meta:editing-duration>PT16H28M1S</meta:editing-duration>
    <meta:generator>LibreOffice/4.2.8.2$Linux_X86_64 LibreOffice_project/42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